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48dc6" officeooo:paragraph-rsid="00048dc6"/>
    </style:style>
    <style:style style:name="P2" style:family="paragraph" style:parent-style-name="Standard">
      <style:paragraph-properties fo:text-align="start" style:justify-single-word="false"/>
      <style:text-properties style:font-name="Arial" fo:font-weight="normal" officeooo:rsid="00048dc6" officeooo:paragraph-rsid="00048dc6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officeooo:rsid="00048dc6" officeooo:paragraph-rsid="00048dc6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" fo:font-weight="bold" officeooo:rsid="00048dc6" officeooo:paragraph-rsid="00048dc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048dc6" officeooo:paragraph-rsid="00048dc6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weight="normal" officeooo:rsid="00048dc6" officeooo:paragraph-rsid="00048dc6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weight="normal" officeooo:rsid="000687aa" officeooo:paragraph-rsid="000687aa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weight="normal" officeooo:rsid="0006dc92" officeooo:paragraph-rsid="0006dc92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weight="normal" officeooo:rsid="0008ad5b" officeooo:paragraph-rsid="0008ad5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8ad5b" officeooo:paragraph-rsid="0008ad5b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weight="normal" officeooo:rsid="000949b1" officeooo:paragraph-rsid="000949b1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weight="normal" officeooo:rsid="0009723b" officeooo:paragraph-rsid="0009723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dc92" style:font-weight-asian="bold" style:font-weight-complex="bold"/>
    </style:style>
    <style:style style:name="T3" style:family="text">
      <style:text-properties officeooo:rsid="000687aa"/>
    </style:style>
    <style:style style:name="T4" style:family="text">
      <style:text-properties officeooo:rsid="000949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ty Types </text:p>
      <text:p text:style-name="P1"/>
      <text:list xml:id="list6579219802158921597" text:style-name="L1">
        <text:list-item>
          <text:p text:style-name="P3">Entities</text:p>
          <text:list>
            <text:list-item>
              <text:p text:style-name="P3">Employee</text:p>
            </text:list-item>
            <text:list-item>
              <text:p text:style-name="P3">Department</text:p>
            </text:list-item>
            <text:list-item>
              <text:p text:style-name="P3">Project</text:p>
            </text:list-item>
            <text:list-item>
              <text:p text:style-name="P4">Dependent (Weak Entity)</text:p>
            </text:list-item>
            <text:list-item>
              <text:p text:style-name="P3">Supervision <text:span text:style-name="T1">(Associative Entity)</text:span></text:p>
            </text:list-item>
          </text:list>
        </text:list-item>
      </text:list>
      <text:p text:style-name="P5"/>
      <text:list xml:id="list124827420637021" text:continue-numbering="true" text:style-name="L1">
        <text:list-item>
          <text:p text:style-name="P6">Relationship</text:p>
          <text:list>
            <text:list-item>
              <text:p text:style-name="P6">Work for <text:span text:style-name="T3">(Binary relationship)</text:span></text:p>
            </text:list-item>
            <text:list-item>
              <text:p text:style-name="P6">Manages <text:span text:style-name="T3">(Binary relationship)</text:span></text:p>
            </text:list-item>
            <text:list-item>
              <text:p text:style-name="P6">Works on <text:span text:style-name="T3">(Binary relationship)</text:span></text:p>
            </text:list-item>
            <text:list-item>
              <text:p text:style-name="P6">Controls <text:span text:style-name="T3">(Binary relationship)</text:span></text:p>
            </text:list-item>
            <text:list-item>
              <text:p text:style-name="P6">Dependent of <text:span text:style-name="T1">(Weak Relationship)</text:span></text:p>
            </text:list-item>
            <text:list-item>
              <text:p text:style-name="P7">Supervision <text:span text:style-name="T1">(Unary/ </text:span><text:span text:style-name="T2">Recursive</text:span><text:span text:style-name="T1"> Relationship)</text:span></text:p>
            </text:list-item>
          </text:list>
        </text:list-item>
      </text:list>
      <text:p text:style-name="P2"/>
      <text:p text:style-name="P2"/>
      <text:list xml:id="list124827489747683" text:continue-numbering="true" text:style-name="L1">
        <text:list-item>
          <text:p text:style-name="P6">Describe the Diagram </text:p>
          <text:list>
            <text:list-item>
              <text:p text:style-name="P6">Many Employees work in One Department</text:p>
              <text:list>
                <text:list-item>
                  <text:p text:style-name="P8">Employee has </text:p>
                  <text:list>
                    <text:list-item>
                      <text:p text:style-name="P8">ssn – primary key</text:p>
                    </text:list-item>
                    <text:list-item>
                      <text:p text:style-name="P8">name – composite attributes</text:p>
                      <text:list>
                        <text:list-item>
                          <text:p text:style-name="P8">fname – simple attribute</text:p>
                        </text:list-item>
                        <text:list-item>
                          <text:p text:style-name="P8">minit – simple attribute </text:p>
                        </text:list-item>
                        <text:list-item>
                          <text:p text:style-name="P8">lname – simple attribute</text:p>
                        </text:list-item>
                      </text:list>
                    </text:list-item>
                    <text:list-item>
                      <text:p text:style-name="P8">Bdate</text:p>
                    </text:list-item>
                    <text:list-item>
                      <text:p text:style-name="P8">Address</text:p>
                    </text:list-item>
                    <text:list-item>
                      <text:p text:style-name="P8">Salary </text:p>
                    </text:list-item>
                    <text:list-item>
                      <text:p text:style-name="P8">Sex </text:p>
                    </text:list-item>
                  </text:list>
                </text:list-item>
                <text:list-item>
                  <text:p text:style-name="P8">Employee Entity has a recursive relationship</text:p>
                  <text:list>
                    <text:list-item>
                      <text:p text:style-name="P8">One Employee supervises Many Employee</text:p>
                    </text:list-item>
                  </text:list>
                </text:list-item>
                <text:list-item>
                  <text:p text:style-name="P9">Department has </text:p>
                  <text:list>
                    <text:list-item>
                      <text:p text:style-name="P9">Name – Primary Key</text:p>
                    </text:list-item>
                    <text:list-item>
                      <text:p text:style-name="P9">Locations – Multivalued Key</text:p>
                    </text:list-item>
                    <text:list-item>
                      <text:p text:style-name="P9">Number – Candidate key</text:p>
                    </text:list-item>
                    <text:list-item>
                      <text:p text:style-name="P9">Number_of_employee – Derived Key (depends on the employees)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24825937449508" text:continue-numbering="true" text:style-name="L1">
        <text:list-item>
          <text:list>
            <text:list-item>
              <text:p text:style-name="P6">One Employee manages One Department</text:p>
              <text:list>
                <text:list-item>
                  <text:p text:style-name="P9">Start Date – Relationship attribute</text:p>
                </text:list-item>
              </text:list>
            </text:list-item>
          </text:list>
        </text:list-item>
      </text:list>
      <text:p text:style-name="P10"/>
      <text:list xml:id="list124826579990037" text:continue-numbering="true" text:style-name="L1">
        <text:list-item>
          <text:list>
            <text:list-item>
              <text:p text:style-name="P6">Many Employees work on Many Projects</text:p>
              <text:list>
                <text:list-item>
                  <text:p text:style-name="P9">Hours – Relationship attribute</text:p>
                </text:list-item>
                <text:list-item>
                  <text:p text:style-name="P9">Project Entity has </text:p>
                  <text:list>
                    <text:list-item>
                      <text:p text:style-name="P9">Name – Candidate key</text:p>
                    </text:list-item>
                    <text:list-item>
                      <text:p text:style-name="P9">Number – Primary <text:span text:style-name="T4">key</text:span></text:p>
                    </text:list-item>
                    <text:list-item>
                      <text:p text:style-name="P11">Location </text:p>
                    </text:list-item>
                  </text:list>
                </text:list-item>
              </text:list>
            </text:list-item>
            <text:list-item>
              <text:p text:style-name="P6">Many Dependents Dependent on One Employee</text:p>
              <text:list>
                <text:list-item>
                  <text:p text:style-name="P12">Dependent is a weak entity and has a weak relationship with Employee </text:p>
                  <text:list>
                    <text:list-item>
                      <text:p text:style-name="P12">Name – Primary key</text:p>
                    </text:list-item>
                    <text:list-item>
                      <text:p text:style-name="P12">Sex</text:p>
                    </text:list-item>
                    <text:list-item>
                      <text:p text:style-name="P12">Birth date</text:p>
                    </text:list-item>
                    <text:list-item>
                      <text:p text:style-name="P12"><text:soft-page-break/>Relationship</text:p>
                    </text:list-item>
                  </text:list>
                </text:list-item>
              </text:list>
            </text:list-item>
            <text:list-item>
              <text:p text:style-name="P6">One Department Control Many Projec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2:11:12.090256156</meta:creation-date>
    <meta:editing-duration>PT12M7S</meta:editing-duration>
    <meta:editing-cycles>4</meta:editing-cycles>
    <meta:generator>LibreOffice/5.1.6.2$Linux_X86_64 LibreOffice_project/10m0$Build-2</meta:generator>
    <dc:date>2018-08-21T12:48:25.216733848</dc:date>
    <meta:document-statistic meta:table-count="0" meta:image-count="0" meta:object-count="0" meta:page-count="2" meta:paragraph-count="48" meta:word-count="199" meta:character-count="1227" meta:non-whitespace-character-count="1099"/>
  </office:meta>
</office:document-meta>
</file>